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up</text:p>
          </table:table-cell>
          <table:table-cell/>
          <table:table-cell table:style-name="ce1" office:value-type="string" calcext:value-type="string">
            <text:p>z modemu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38,21</text:p>
          </table:table-cell>
          <table:table-cell table:style-name="ce2" office:value-type="string" calcext:value-type="string">
            <text:p>238,02</text:p>
          </table:table-cell>
          <table:table-cell/>
          <table:table-cell table:style-name="ce2" office:value-type="float" office:value="2048" calcext:value-type="float">
            <text:p>2048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s32</text:p>
          </table:table-cell>
          <table:covered-table-cell table:number-columns-repeated="2" table:style-name="ce1"/>
          <table:table-cell/>
          <table:table-cell table:style-name="ce3" office:value-type="string" calcext:value-type="string" table:number-columns-spanned="3" table:number-rows-spanned="1">
            <text:p>s8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ax tłumienie</text:p>
          </table:table-cell>
          <table:table-cell table:number-columns-repeated="3"/>
          <table:table-cell table:style-name="ce1" office:value-type="string" calcext:value-type="string">
            <text:p>tlumienie [Np]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q</text:p>
          </table:table-cell>
          <table:table-cell/>
          <table:table-cell table:style-name="ce1" office:value-type="string" calcext:value-type="string">
            <text:p>tlumienie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q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3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3"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s32</text:p>
          </table:table-cell>
          <table:covered-table-cell table:style-name="ce1"/>
          <table:table-cell/>
          <table:table-cell table:style-name="ce3" office:value-type="string" calcext:value-type="string" table:number-columns-spanned="2" table:number-rows-spanned="1">
            <text:p>s8</text:p>
          </table:table-cell>
          <table:covered-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.szumu dmm</text:p>
          </table:table-cell>
          <table:table-cell table:style-name="ce1" office:value-type="string" calcext:value-type="string">
            <text:p>sq</text:p>
          </table:table-cell>
          <table:table-cell/>
          <table:table-cell table:style-name="ce1" office:value-type="string" calcext:value-type="string">
            <text:p>p.szumu dmm</text:p>
          </table:table-cell>
          <table:table-cell table:style-name="ce1" office:value-type="string" calcext:value-type="string">
            <text:p>sq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-8" calcext:value-type="float">
            <text:p>-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float" office:value="-3" calcext:value-type="float">
            <text:p>-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float" office:value="-2" calcext:value-type="float">
            <text:p>-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zybkosc s23</text:p>
          </table:table-cell>
          <table:covered-table-cell table:style-name="ce1"/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gora</text:p>
          </table:table-cell>
          <table:table-cell table:style-name="ce2" office:value-type="float" office:value="198.34" calcext:value-type="float">
            <text:p>198.34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dol</text:p>
          </table:table-cell>
          <table:table-cell table:style-name="ce2" office:value-type="float" office:value="238.21" calcext:value-type="float">
            <text:p>238.21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zybkosc s8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gora</text:p>
          </table:table-cell>
          <table:table-cell table:style-name="ce2" office:value-type="float" office:value="53.74" calcext:value-type="float">
            <text:p>53.7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dol</text:p>
          </table:table-cell>
          <table:table-cell table:style-name="ce2" office:value-type="float" office:value="40.44" calcext:value-type="float">
            <text:p>40.44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tryb</text:p>
          </table:table-cell>
          <table:table-cell table:style-name="ce1" office:value-type="string" calcext:value-type="string">
            <text:p>szer.widm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s32</text:p>
          </table:table-cell>
          <table:table-cell table:style-name="ce2" table:formula="of:=382*2" office:value-type="float" office:value="764" calcext:value-type="float">
            <text:p>7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s16</text:p>
          </table:table-cell>
          <table:table-cell table:style-name="ce2" table:formula="of:=182*2" office:value-type="float" office:value="364" calcext:value-type="float">
            <text:p>3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s8</text:p>
          </table:table-cell>
          <table:table-cell table:style-name="ce2" table:formula="of:=112*2"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s4</text:p>
          </table:table-cell>
          <table:table-cell table:style-name="ce2" table:formula="of:=64*2" office:value-type="float" office:value="128" calcext:value-type="float">
            <text:p>12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9:20:35.280920735</meta:creation-date>
    <dc:date>2024-04-10T12:51:53.925520593</dc:date>
    <meta:editing-duration>PT3H31M19S</meta:editing-duration>
    <meta:editing-cycles>2</meta:editing-cycles>
    <meta:generator>LibreOffice/7.6.6.3$Linux_X86_64 LibreOffice_project/60$Build-3</meta:generator>
    <meta:document-statistic meta:table-count="1" meta:cell-count="123" meta:object-count="0"/>
  </office:meta>
</office:document-meta>
</file>